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23853" officeooo:paragraph-rsid="001427a7" fo:background-color="#ffff00"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1768b" officeooo:paragraph-rsid="001427a7" fo:background-color="#ffff0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1b80b" officeooo:paragraph-rsid="001427a7" fo:background-color="#ffff0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5cde1" officeooo:paragraph-rsid="0015cde1" fo:background-color="#ffff0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c40a4" officeooo:paragraph-rsid="001427a7"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e19fa" officeooo:paragraph-rsid="001427a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1768b" officeooo:paragraph-rsid="001427a7" fo:background-color="transparent"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1b80b" officeooo:paragraph-rsid="001427a7" fo:background-color="transparent"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c40a4" officeooo:paragraph-rsid="001427a7" fo:background-color="#ff9900"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0c40a4" officeooo:paragraph-rsid="001427a7" fo:background-color="#ff9900"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c40a4" officeooo:paragraph-rsid="001427a7"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0c40a4" officeooo:paragraph-rsid="001427a7" style:font-weight-asian="normal" style:font-weight-complex="normal"/>
    </style:style>
    <style:style style:name="P13" style:family="paragraph" style:parent-style-name="Standard">
      <style:paragraph-properties fo:text-align="start" style:justify-single-word="false"/>
      <style:text-properties fo:color="#000000" style:text-underline-style="solid" style:text-underline-width="auto" style:text-underline-color="font-color" fo:font-weight="normal" officeooo:rsid="000f92cd" officeooo:paragraph-rsid="001427a7" fo:background-color="#ffff00" style:font-weight-asian="normal" style:font-weight-complex="normal"/>
    </style:style>
    <style:style style:name="T1" style:family="text">
      <style:text-properties officeooo:rsid="0011b80b"/>
    </style:style>
    <style:style style:name="T2" style:family="text">
      <style:text-properties fo:background-color="transparent" loext:char-shading-value="0"/>
    </style:style>
    <style:style style:name="T3" style:family="text">
      <style:text-properties officeooo:rsid="0011b80b" fo:background-color="transparent" loext:char-shading-value="0"/>
    </style:style>
    <style:style style:name="T4" style:family="text">
      <style:text-properties style:text-underline-style="none"/>
    </style:style>
    <style:style style:name="T5" style:family="text">
      <style:text-properties style:text-underline-style="none" fo:background-color="transparent" loext:char-shading-value="0"/>
    </style:style>
    <style:style style:name="T6" style:family="text">
      <style:text-properties fo:background-color="#ffff00" loext:char-shading-value="0"/>
    </style:style>
    <style:style style:name="T7" style:family="text">
      <style:text-properties officeooo:rsid="000e19fa" fo:background-color="#ffff00" loext:char-shading-value="0"/>
    </style:style>
    <style:style style:name="T8" style:family="text">
      <style:text-properties officeooo:rsid="000e19fa"/>
    </style:style>
    <style:style style:name="T9"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andos de linux</text:p>
      <text:p text:style-name="P9"/>
      <text:p text:style-name="P13"><text:span text:style-name="T4">cat ARCHIVO</text:span><text:span text:style-name="T5"> : Muestra el contenido de ARCHIVO.</text:span></text:p>
      <text:p text:style-name="P11"/>
      <text:p text:style-name="P5"><text:span text:style-name="T6">touch NOMBRE_ARCHIVO</text:span>: Crea un archivo vacio.</text:p>
      <text:p text:style-name="P12"/>
      <text:p text:style-name="P5"><text:span text:style-name="T7">C</text:span><text:span text:style-name="T6">MD &gt; ARCHIVO</text:span> : <text:span text:style-name="T8">E</text:span>scribe la salida del CMD en el ARCHIVO, <text:span text:style-name="T8">borra todo el contenido anterior de ARCHIVO, no importa si ARCHIVO existe previamente o no.</text:span></text:p>
      <text:p text:style-name="P5"/>
      <text:p text:style-name="P6"><text:span text:style-name="T6">CMD &gt;&gt; ARCHIVO</text:span> : Escribe la salida del CMD en el ARCHIVO, agregandolo en una nueva linea de texto, no importa si ARCHIVO existe previamente o no.</text:p>
      <text:p text:style-name="P12"/>
      <text:p text:style-name="P5"><text:span text:style-name="T6">CMD1 | CMD2</text:span> : El pipe ( | ) lo que hace es redireccionar la salida de CMD1 al CMD2.</text:p>
      <text:p text:style-name="P5"/>
      <text:p text:style-name="P2">mkdir -p PADRE/{HIJO1,HIJO2}/NIETO<text:span text:style-name="T2"> : Crea una estructura de directorios de la siguiente manera:</text:span></text:p>
      <text:p text:style-name="P2"/>
      <text:p text:style-name="P7">PADRE ---&gt; HIJO1 ---&gt; NIETO</text:p>
      <text:p text:style-name="P7"><text:tab/> <text:s text:c="2"/>|--&gt; HIJO2 ---&gt; NIETO</text:p>
      <text:p text:style-name="P2"/>
      <text:p text:style-name="P3">mkdir -p PADRE/{HIJO1/{NIETO1,NIETO2}/,HIJO2/NIETO3}/<text:span text:style-name="T2"> : Crea una estructura de directorios con la siguiente forma:</text:span></text:p>
      <text:p text:style-name="P3"/>
      <text:p text:style-name="P2"><text:span text:style-name="T2">PADRE ---&gt; HIJO1 ---&gt; NIETO</text:span><text:span text:style-name="T3">1</text:span></text:p>
      <text:p text:style-name="P2"><text:span text:style-name="T2"><text:tab/> <text:s text:c="2"/></text:span><text:span text:style-name="T3">|<text:tab/> <text:s text:c="9"/>|---&gt;NIETO2</text:span></text:p>
      <text:p text:style-name="P8"><text:tab/> <text:s text:c="2"/>|</text:p>
      <text:p text:style-name="P2"><text:span text:style-name="T2"><text:tab/> <text:s text:c="2"/>|--&gt; HIJO2 ---&gt; NIETO</text:span><text:span text:style-name="T3">3</text:span></text:p>
      <text:p text:style-name="P2"/>
      <text:p text:style-name="P1"><text:span text:style-name="T1">m</text:span>ore ARCHIVO<text:span text:style-name="T2"> : Similar al comando cat, permite ver el contenido de un archivo, tiene mas utilidades que CAT, si el archivo es muy largo permite visualizar todo su contenido avanzando con la tecla ENTER.</text:span></text:p>
      <text:p text:style-name="P1"/>
      <text:p text:style-name="P4">File ARCHIVO<text:span text:style-name="T2"> : Devuelve informacion sobre el ARCH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8-04-18T21:10:17.867914697</meta:creation-date>
    <dc:date>2018-04-18T22:13:33.965458945</dc:date>
    <dc:creator>alumno </dc:creator>
    <meta:editing-duration>PT1H3M16S</meta:editing-duration>
    <meta:editing-cycles>2</meta:editing-cycles>
    <meta:generator>LibreOffice/4.3.3.2$Linux_X86_64 LibreOffice_project/430m0$Build-2</meta:generator>
    <meta:document-statistic meta:table-count="0" meta:image-count="0" meta:object-count="0" meta:page-count="1" meta:paragraph-count="16" meta:word-count="190" meta:character-count="1085" meta:non-whitespace-character-count="894"/>
  </office:meta>
</office:document-meta>
</file>